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modifiableBag.add( Object object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Bag.remove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Bag.add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Bag.add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Bag.remov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Bag.UnmodifiableBag( Bag b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Bag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Bag.decorate( Bag ba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UnmodifiableBag.uniqu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Bag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Bag.remove( Object object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Bag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Bag.retain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Bag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